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text-properties fo:font-size="14pt" fo:font-style="italic" style:font-size-asian="14pt" style:font-style-asian="italic" style:font-size-complex="14pt" style:font-style-complex="italic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6cm" svg:height="3cm" svg:x="6.3cm" svg:y="8.4cm">
          <text:p text:style-name="P1">parse</text:p>
        </draw:rect>
        <draw:rect draw:style-name="gr1" draw:text-style-name="P1" draw:layer="layout" svg:width="5.6cm" svg:height="3cm" svg:x="16.5cm" svg:y="8.3cm">
          <text:p text:style-name="P1">count_increases</text:p>
        </draw:rect>
        <draw:line draw:style-name="gr2" draw:text-style-name="P1" draw:layer="layout" svg:x1="3.3cm" svg:y1="9.9cm" svg:x2="6.3cm" svg:y2="9.9cm">
          <text:p/>
        </draw:line>
        <draw:frame draw:style-name="gr3" draw:text-style-name="P2" draw:layer="layout" svg:width="4.6cm" svg:height="1.4cm" svg:x="3cm" svg:y="8.8cm">
          <draw:text-box>
            <text:p text:style-name="P2"><text:span text:style-name="T1">input: String</text:span></text:p>
          </draw:text-box>
        </draw:frame>
        <draw:line draw:style-name="gr2" draw:text-style-name="P1" draw:layer="layout" svg:x1="11.9cm" svg:y1="9.7cm" svg:x2="16.6cm" svg:y2="9.7cm">
          <text:p/>
        </draw:line>
        <draw:frame draw:style-name="gr4" draw:text-style-name="P2" draw:layer="layout" svg:width="4.511cm" svg:height="0.806cm" svg:x="12cm" svg:y="8.694cm">
          <draw:text-box>
            <text:p text:style-name="P2">depths: Vec&lt;u32&gt;</text:p>
          </draw:text-box>
        </draw:frame>
        <draw:line draw:style-name="gr2" draw:text-style-name="P1" draw:layer="layout" svg:x1="22.1cm" svg:y1="9.6cm" svg:x2="25.1cm" svg:y2="9.6cm">
          <text:p/>
        </draw:line>
        <draw:frame draw:style-name="gr4" draw:text-style-name="P2" draw:layer="layout" svg:width="2.809cm" svg:height="0.806cm" svg:x="22.089cm" svg:y="8.594cm">
          <draw:text-box>
            <text:p text:style-name="P2">result: u32</text:p>
          </draw:text-box>
        </draw:frame>
        <draw:frame draw:style-name="gr4" draw:text-style-name="P4" draw:layer="layout" svg:width="8.274cm" svg:height="0.806cm" svg:x="5.026cm" svg:y="11.794cm">
          <draw:text-box>
            <text:p text:style-name="P3"><text:span text:style-name="T2">fn parse(input: String) → Vec&lt;u32&gt;</text:span></text:p>
          </draw:text-box>
        </draw:frame>
        <draw:frame draw:style-name="gr4" draw:text-style-name="P4" draw:layer="layout" svg:width="10.582cm" svg:height="0.806cm" svg:x="14.8cm" svg:y="11.8cm">
          <draw:text-box>
            <text:p text:style-name="P3"><text:span text:style-name="T2">fn count_increases(depths: Vec&lt;u32&gt;) → u32</text:span></text:p>
          </draw:text-box>
        </draw:frame>
        <draw:frame draw:style-name="gr4" draw:text-style-name="P6" draw:layer="layout" svg:width="10.59cm" svg:height="1.119cm" svg:x="9.6cm" svg:y="14.8cm">
          <draw:text-box>
            <text:p text:style-name="P5"><text:span text:style-name="T3">Applying Functions to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Whitehouse</meta:initial-creator>
    <meta:creation-date>2022-02-15T21:48:23</meta:creation-date>
    <dc:date>2022-02-15T22:09:58</dc:date>
    <dc:creator>Andrew Whitehouse</dc:creator>
    <meta:editing-duration>PT21M37S</meta:editing-duration>
    <meta:editing-cycles>2</meta:editing-cycles>
    <meta:generator>OpenOffice/4.1.7$Unix OpenOffice.org_project/417m1$Build-9800</meta:generator>
    <meta:document-statistic meta:object-count="11"/>
  </office:meta>
</office:document-meta>
</file>